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Source Code Pro1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30.5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6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1.01mm"/>
      <style:text-properties style:use-window-font-color="true" style:font-name="Source Code Pro1" fo:font-weight="bold" style:font-weight-asian="bold" style:font-weight-complex="bold"/>
    </style:style>
    <style:style style:name="ce2" style:family="table-cell" style:parent-style-name="Default">
      <style:table-cell-properties fo:padding="1.01mm"/>
      <style:text-properties style:use-window-font-color="true" style:font-name="Source Code Pro1"/>
    </style:style>
    <style:style style:name="ce3" style:family="table-cell" style:parent-style-name="Default">
      <style:table-cell-properties fo:padding="1.01mm"/>
    </style:style>
    <style:style style:name="ce4" style:family="table-cell" style:parent-style-name="Default">
      <style:table-cell-properties fo:background-color="#00b274" style:text-align-source="fix" style:repeat-content="false" fo:border="0.74pt solid #000000" fo:padding="1.01mm"/>
      <style:paragraph-properties fo:text-align="start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fo:padding="1.01mm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padding="1.01mm"/>
      <style:text-properties style:use-window-font-color="true" style:text-outline="false" style:text-line-through-style="none" style:text-line-through-type="none" style:font-name="Source Code Pr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b274" style:text-align-source="fix" style:repeat-content="false" fo:border="0.74pt solid #000000" fo:padding="1.01mm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74pt solid #000000" fo:padding="1.01mm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able-cell-properties fo:padding="1.01mm"/>
      <style:text-properties style:use-window-font-color="true" style:font-name="Source Code Pro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24.57mm" svg:height="81.11mm" svg:x="48.95mm" svg:y="34.53mm">
            <draw:object draw:notify-on-update-of-ranges="Foglio1.A7:Foglio1.A7 Foglio1.A8:Foglio1.A38 Foglio1.B7:Foglio1.B7 Foglio1.B8:Foglio1.B38 Foglio1.C7:Foglio1.C7 Foglio1.C8:Foglio1.C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5.78mm" svg:height="86.64mm" svg:x="47.91mm" svg:y="283.3mm">
            <draw:object draw:notify-on-update-of-ranges="Foglio1.A51:Foglio1.A81 Foglio1.B50:Foglio1.B50 Foglio1.B51:Foglio1.B81 Foglio1.C50:Foglio1.C50 Foglio1.C51:Foglio1.C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4.97mm" svg:height="90.02mm" svg:x="48.17mm" svg:y="537.34mm">
            <draw:object draw:notify-on-update-of-ranges="Foglio1.A94:Foglio1.A94 Foglio1.A95:Foglio1.A125 Foglio1.B94:Foglio1.B94 Foglio1.B95:Foglio1.B125 Foglio1.C94:Foglio1.C94 Foglio1.C95:Foglio1.C1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5.25mm" svg:height="91.12mm" svg:x="47.89mm" svg:y="791.5mm">
            <draw:object draw:notify-on-update-of-ranges="Foglio1.A138:Foglio1.A138 Foglio1.A139:Foglio1.A170 Foglio1.B138:Foglio1.B138 Foglio1.B139:Foglio1.B170 Foglio1.C138:Foglio1.C138 Foglio1.C139:Foglio1.C17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>
            <text:p>* all test run with RandomForest(n_estimators=50, min_samples_leaf=5)</text:p>
          </table:table-cell>
          <table:table-cell table:style-name="ce2" table:number-columns-repeated="2"/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table:number-columns-repeated="3"/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Dataset</text:p>
          </table:table-cell>
          <table:table-cell table:style-name="ce1" office:value-type="string" calcext:value-type="string">
            <text:p>Simplified Activity</text:p>
          </table:table-cell>
          <table:table-cell table:style-name="ce2"/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Source</text:p>
          </table:table-cell>
          <table:table-cell table:style-name="ce7" office:value-type="string" calcext:value-type="string">
            <text:p>https://www.kaggle.com/mboaglio/simplifiedhuarus</text:p>
          </table:table-cell>
          <table:table-cell table:style-name="ce2"/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Raw accuracy</text:p>
          </table:table-cell>
          <table:table-cell table:style-name="Default"/>
          <table:table-cell table:style-name="ce11" office:value-type="percentage" office:value="0.95" calcext:value-type="percentage" table:number-columns-spanned="2" table:number-rows-spanned="1">
            <text:p>95,00%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FFT</text:p>
          </table:table-cell>
          <table:table-cell table:style-name="ce8" office:value-type="string" calcext:value-type="string">
            <text:p>PCA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87" calcext:value-type="float">
            <text:p>87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87" calcext:value-type="float">
            <text:p>87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87" calcext:value-type="float">
            <text:p>87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90" calcext:value-type="float">
            <text:p>90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87" calcext:value-type="float">
            <text:p>87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office:value-type="string" calcext:value-type="string">
            <text:p>Dataset</text:p>
          </table:table-cell>
          <table:table-cell table:style-name="ce1" office:value-type="string" calcext:value-type="string">
            <text:p>Gestures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Source</text:p>
          </table:table-cell>
          <table:table-cell table:style-name="ce7" office:value-type="string" calcext:value-type="string">
            <text:p>https://drive.google.com/file/d/1nEs-JlAQv6xpuSIqahTKK68TgK37GirP/view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Raw accuracy</text:p>
          </table:table-cell>
          <table:table-cell table:style-name="Default"/>
          <table:table-cell table:style-name="ce2"/>
          <table:table-cell table:style-name="ce11" office:value-type="percentage" office:value="0.95" calcext:value-type="percentage">
            <text:p>95,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FFT</text:p>
          </table:table-cell>
          <table:table-cell table:style-name="ce8" office:value-type="string" calcext:value-type="string">
            <text:p>PCA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number-columns-repeated="2" table:style-name="ce10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number-columns-repeated="2" table:style-name="ce10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number-columns-repeated="2" table:style-name="ce10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number-columns-repeated="2" table:style-name="ce10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91" calcext:value-type="float">
            <text:p>91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" office:value-type="string" calcext:value-type="string">
            <text:p>Dataset</text:p>
          </table:table-cell>
          <table:table-cell table:style-name="ce1" office:value-type="string" calcext:value-type="string">
            <text:p>MNIST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Source</text:p>
          </table:table-cell>
          <table:table-cell table:style-name="ce7" office:value-type="string" calcext:value-type="string">
            <text:p>Scikit-lear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Raw accuracy</text:p>
          </table:table-cell>
          <table:table-cell table:style-name="Default"/>
          <table:table-cell table:style-name="ce2"/>
          <table:table-cell table:style-name="ce11" office:value-type="percentage" office:value="0.95" calcext:value-type="percentage">
            <text:p>95,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FFT</text:p>
          </table:table-cell>
          <table:table-cell table:style-name="ce8" office:value-type="string" calcext:value-type="string">
            <text:p>PCA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91" calcext:value-type="float">
            <text:p>91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" office:value-type="string" calcext:value-type="string">
            <text:p>Dataset</text:p>
          </table:table-cell>
          <table:table-cell table:style-name="ce1" office:value-type="string" calcext:value-type="string">
            <text:p>Free spoken digits (3000 features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urce</text:p>
          </table:table-cell>
          <table:table-cell table:style-name="ce7" office:value-type="string" calcext:value-type="string">
            <text:p>https://github.com/Jakobovski/free-spoken-digit-datas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w accuracy</text:p>
          </table:table-cell>
          <table:table-cell table:style-name="Default"/>
          <table:table-cell/>
          <table:table-cell table:style-name="ce11" office:value-type="percentage" office:value="0.19" calcext:value-type="percentage">
            <text:p>19,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FFT</text:p>
          </table:table-cell>
          <table:table-cell table:style-name="ce8" office:value-type="string" calcext:value-type="string">
            <text:p>PCA</text:p>
          </table:table-cell>
          <table:table-cell table:number-columns-repeated="1021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6" office:value-type="float" office:value="112" calcext:value-type="float">
            <text:p>112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6" office:value-type="float" office:value="176" calcext:value-type="float">
            <text:p>176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6" office:value-type="float" office:value="192" calcext:value-type="float">
            <text:p>192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6" office:value-type="float" office:value="208" calcext:value-type="float">
            <text:p>208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6" office:value-type="float" office:value="224" calcext:value-type="float">
            <text:p>22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6" office:value-type="float" office:value="240" calcext:value-type="float">
            <text:p>240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6" office:value-type="float" office:value="256" calcext:value-type="float">
            <text:p>256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6" office:value-type="float" office:value="272" calcext:value-type="float">
            <text:p>272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6" office:value-type="float" office:value="288" calcext:value-type="float">
            <text:p>288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6" office:value-type="float" office:value="304" calcext:value-type="float">
            <text:p>304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6" office:value-type="float" office:value="320" calcext:value-type="float">
            <text:p>320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style-name="ce6" office:value-type="float" office:value="336" calcext:value-type="float">
            <text:p>336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6" office:value-type="float" office:value="352" calcext:value-type="float">
            <text:p>352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6" office:value-type="float" office:value="368" calcext:value-type="float">
            <text:p>368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6" office:value-type="float" office:value="384" calcext:value-type="float">
            <text:p>384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6" office:value-type="float" office:value="400" calcext:value-type="float">
            <text:p>400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6" office:value-type="float" office:value="416" calcext:value-type="float">
            <text:p>416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6" office:value-type="float" office:value="432" calcext:value-type="float">
            <text:p>432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6" office:value-type="float" office:value="448" calcext:value-type="float">
            <text:p>448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6" office:value-type="float" office:value="464" calcext:value-type="float">
            <text:p>464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6" office:value-type="float" office:value="480" calcext:value-type="float">
            <text:p>480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6" office:value-type="float" office:value="496" calcext:value-type="float">
            <text:p>496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6" office:value-type="float" office:value="512" calcext:value-type="float">
            <text:p>512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21"/>
        </table:table-row>
        <table:table-row table:style-name="ro1" table:number-rows-repeated="1048372">
          <table:table-cell table:number-columns-repeated="1024"/>
        </table:table-row>
        <table:table-row table:style-name="ro3" table:number-rows-repeated="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Source Code Pro1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9mm" fo:margin-bottom="20mm" fo:margin-left="4.32mm" fo:margin-right="5.4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-6.39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09:28:45.107403255</meta:creation-date>
    <dc:date>2020-09-05T11:11:45.644095844</dc:date>
    <meta:editing-duration>PT1H21M27S</meta:editing-duration>
    <meta:editing-cycles>27</meta:editing-cycles>
    <meta:generator>LibreOffice/6.0.7.3$Linux_X86_64 LibreOffice_project/00m0$Build-3</meta:generator>
    <meta:document-statistic meta:table-count="1" meta:cell-count="4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58cm" svg:height="8.112cm" xlink:href=".." xlink:type="simple" chart:class="chart:line" chart:style-name="ch1">
        <chart:title svg:x="3.05cm" svg:y="0.298cm" chart:style-name="ch2">
          <text:p>FFT vs PCA on activity dataset</text:p>
        </chart:title>
        <chart:legend chart:legend-position="bottom" svg:x="4.42cm" svg:y="7.513cm" style:legend-expansion="wide" chart:style-name="ch3"/>
        <chart:plot-area chart:style-name="ch4" table:cell-range-address="Foglio1.A7:Foglio1.C38" chart:data-source-has-labels="both" svg:x="1.26cm" svg:y="1.239cm" svg:width="10.949cm" svg:height="4.947cm">
          <chartooo:coordinate-region svg:x="1.881cm" svg:y="1.438cm" svg:width="10.002cm" svg:height="3.956cm"/>
          <chart:axis chart:dimension="x" chart:name="primary-x" chart:style-name="ch5" chartooo:axis-type="auto">
            <chartooo:date-scale/>
            <chart:title svg:x="5.605cm" svg:y="6.348cm" chart:style-name="ch6">
              <text:p>n_components</text:p>
            </chart:title>
            <chart:categories table:cell-range-address="Foglio1.A8:Foglio1.A38"/>
          </chart:axis>
          <chart:axis chart:dimension="y" chart:name="primary-y" chart:style-name="ch7">
            <chart:title svg:x="0.451cm" svg:y="4.722cm" chart:style-name="ch8">
              <text:p>Accuracy (%)</text:p>
            </chart:title>
            <chart:grid chart:style-name="ch9" chart:class="major"/>
          </chart:axis>
          <chart:series chart:style-name="ch10" chart:values-cell-range-address="Foglio1.B8:Foglio1.B38" chart:label-cell-address="Foglio1.B7:Foglio1.B7" chart:class="chart:line">
            <chart:data-point chart:repeated="31"/>
          </chart:series>
          <chart:series chart:style-name="ch11" chart:values-cell-range-address="Foglio1.C8:Foglio1.C38" chart:label-cell-address="Foglio1.C7:Foglio1.C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FT</text:p>
                <draw:g>
                  <svg:desc>Foglio1.B7:Foglio1.B7</svg:desc>
                </draw:g>
              </table:table-cell>
              <table:table-cell office:value-type="string">
                <text:p>PCA</text:p>
                <draw:g>
                  <svg:desc>Foglio1.C7:Foglio1.C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Foglio1.A8:Foglio1.A38</svg:desc>
                </draw:g>
              </table:table-cell>
              <table:table-cell office:value-type="float" office:value="66">
                <text:p>66</text:p>
                <draw:g>
                  <svg:desc>Foglio1.B8:Foglio1.B38</svg:desc>
                </draw:g>
              </table:table-cell>
              <table:table-cell office:value-type="float" office:value="80">
                <text:p>80</text:p>
                <draw:g>
                  <svg:desc>Foglio1.C8:Foglio1.C38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3">
                <text:p>7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4">
                <text:p>7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7">
                <text:p>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9">
                <text:p>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2">
                <text:p>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79cm" svg:height="8.665cm" xlink:href=".." xlink:type="simple" chart:class="chart:line" chart:style-name="ch1">
        <chart:title svg:x="2.965cm" svg:y="0.309cm" chart:style-name="ch2">
          <text:p>FFT vs PCA on gestures dataset</text:p>
        </chart:title>
        <chart:legend chart:legend-position="bottom" svg:x="4.48cm" svg:y="8.066cm" style:legend-expansion="wide" chart:style-name="ch3"/>
        <chart:plot-area chart:style-name="ch4" table:cell-range-address="Foglio1.A50:Foglio1.C81" chart:data-source-has-labels="both" svg:x="1.262cm" svg:y="1.261cm" svg:width="11.066cm" svg:height="5.467cm">
          <chartooo:coordinate-region svg:x="1.883cm" svg:y="1.46cm" svg:width="10.119cm" svg:height="4.476cm"/>
          <chart:axis chart:dimension="x" chart:name="primary-x" chart:style-name="ch5" chartooo:axis-type="auto">
            <chartooo:date-scale/>
            <chart:title svg:x="5.666cm" svg:y="6.901cm" chart:style-name="ch6">
              <text:p>n_components</text:p>
            </chart:title>
            <chart:categories table:cell-range-address="Foglio1.A51:Foglio1.A81"/>
          </chart:axis>
          <chart:axis chart:dimension="y" chart:name="primary-y" chart:style-name="ch5">
            <chart:title svg:x="0.451cm" svg:y="5.004cm" chart:style-name="ch7">
              <text:p>Accuracy (%)</text:p>
            </chart:title>
            <chart:grid chart:style-name="ch8" chart:class="major"/>
          </chart:axis>
          <chart:series chart:style-name="ch9" chart:values-cell-range-address="Foglio1.B51:Foglio1.B81" chart:label-cell-address="Foglio1.B50:Foglio1.B50" chart:class="chart:line">
            <chart:data-point chart:repeated="31"/>
          </chart:series>
          <chart:series chart:style-name="ch10" chart:values-cell-range-address="Foglio1.C51:Foglio1.C81" chart:label-cell-address="Foglio1.C50:Foglio1.C50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FT</text:p>
                <draw:g>
                  <svg:desc>Foglio1.B50:Foglio1.B50</svg:desc>
                </draw:g>
              </table:table-cell>
              <table:table-cell office:value-type="string">
                <text:p>PCA</text:p>
                <draw:g>
                  <svg:desc>Foglio1.C50:Foglio1.C50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Foglio1.A51:Foglio1.A81</svg:desc>
                </draw:g>
              </table:table-cell>
              <table:table-cell office:value-type="float" office:value="58">
                <text:p>58</text:p>
                <draw:g>
                  <svg:desc>Foglio1.B51:Foglio1.B81</svg:desc>
                </draw:g>
              </table:table-cell>
              <table:table-cell office:value-type="float" office:value="61">
                <text:p>61</text:p>
                <draw:g>
                  <svg:desc>Foglio1.C51:Foglio1.C81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6">
                <text:p>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6">
                <text:p>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1">
                <text:p>8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3">
                <text:p>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4">
                <text:p>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8">
                <text:p>8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8">
                <text:p>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98cm" svg:height="9.003cm" xlink:href=".." xlink:type="simple" chart:class="chart:line" chart:style-name="ch1">
        <chart:title svg:x="3.097cm" svg:y="0.316cm" chart:style-name="ch2">
          <text:p>FFT vs PCA on MNIST dataset</text:p>
        </chart:title>
        <chart:legend chart:legend-position="bottom" svg:x="4.44cm" svg:y="8.404cm" style:legend-expansion="wide" chart:style-name="ch3"/>
        <chart:plot-area chart:style-name="ch4" table:cell-range-address="Foglio1.A94:Foglio1.C125" chart:data-source-has-labels="both" svg:x="1.26cm" svg:y="1.275cm" svg:width="10.989cm" svg:height="5.784cm">
          <chartooo:coordinate-region svg:x="1.881cm" svg:y="1.474cm" svg:width="10.043cm" svg:height="4.793cm"/>
          <chart:axis chart:dimension="x" chart:name="primary-x" chart:style-name="ch5" chartooo:axis-type="auto">
            <chartooo:date-scale/>
            <chart:title svg:x="5.625cm" svg:y="7.239cm" chart:style-name="ch6">
              <text:p>n_components</text:p>
            </chart:title>
            <chart:categories table:cell-range-address="Foglio1.A95:Foglio1.A125"/>
          </chart:axis>
          <chart:axis chart:dimension="y" chart:name="primary-y" chart:style-name="ch5">
            <chart:title svg:x="0.451cm" svg:y="5.177cm" chart:style-name="ch7">
              <text:p>Accuracy (%)</text:p>
            </chart:title>
            <chart:grid chart:style-name="ch8" chart:class="major"/>
          </chart:axis>
          <chart:series chart:style-name="ch9" chart:values-cell-range-address="Foglio1.B95:Foglio1.B125" chart:label-cell-address="Foglio1.B94:Foglio1.B94" chart:class="chart:line">
            <chart:data-point chart:repeated="31"/>
          </chart:series>
          <chart:series chart:style-name="ch10" chart:values-cell-range-address="Foglio1.C95:Foglio1.C125" chart:label-cell-address="Foglio1.C94:Foglio1.C94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FT</text:p>
                <draw:g>
                  <svg:desc>Foglio1.B94:Foglio1.B94</svg:desc>
                </draw:g>
              </table:table-cell>
              <table:table-cell office:value-type="string">
                <text:p>PCA</text:p>
                <draw:g>
                  <svg:desc>Foglio1.C94:Foglio1.C94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Foglio1.A95:Foglio1.A125</svg:desc>
                </draw:g>
              </table:table-cell>
              <table:table-cell office:value-type="float" office:value="50">
                <text:p>50</text:p>
                <draw:g>
                  <svg:desc>Foglio1.B95:Foglio1.B125</svg:desc>
                </draw:g>
              </table:table-cell>
              <table:table-cell office:value-type="float" office:value="84">
                <text:p>84</text:p>
                <draw:g>
                  <svg:desc>Foglio1.C95:Foglio1.C125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4">
                <text:p>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6">
                <text:p>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3">
                <text:p>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5">
                <text:p>8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7">
                <text:p>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5">
                <text:p>8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5">
                <text:p>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6">
                <text:p>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6">
                <text:p>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3">
                <text:p>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9">
                <text:p>8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5">
                <text:p>8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6">
                <text:p>8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6">
                <text:p>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1">
                <text:p>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5">
                <text:p>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4">
                <text:p>84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26cm" svg:height="9.113cm" xlink:href=".." xlink:type="simple" chart:class="chart:line" chart:style-name="ch1">
        <chart:title svg:x="2.039cm" svg:y="0.318cm" chart:style-name="ch2">
          <text:p>FFT vs PCA on free speech digits dataset</text:p>
        </chart:title>
        <chart:legend chart:legend-position="bottom" svg:x="4.454cm" svg:y="8.514cm" style:legend-expansion="wide" chart:style-name="ch3"/>
        <chart:plot-area chart:style-name="ch4" table:cell-range-address="Foglio1.A138:Foglio1.C170" chart:data-source-has-labels="both" svg:x="1.261cm" svg:y="1.279cm" svg:width="11.015cm" svg:height="5.888cm">
          <chartooo:coordinate-region svg:x="1.882cm" svg:y="1.4cm" svg:width="10.394cm" svg:height="4.765cm"/>
          <chart:axis chart:dimension="x" chart:name="primary-x" chart:style-name="ch5" chartooo:axis-type="auto">
            <chartooo:date-scale/>
            <chart:title svg:x="5.639cm" svg:y="7.349cm" chart:style-name="ch6">
              <text:p>n_components</text:p>
            </chart:title>
            <chart:categories table:cell-range-address="Foglio1.A139:Foglio1.A170"/>
          </chart:axis>
          <chart:axis chart:dimension="y" chart:name="primary-y" chart:style-name="ch5">
            <chart:title svg:x="0.451cm" svg:y="5.233cm" chart:style-name="ch7">
              <text:p>Accuracy (%)</text:p>
            </chart:title>
            <chart:grid chart:style-name="ch8" chart:class="major"/>
          </chart:axis>
          <chart:series chart:style-name="ch9" chart:values-cell-range-address="Foglio1.B139:Foglio1.B170" chart:label-cell-address="Foglio1.B138:Foglio1.B138" chart:class="chart:line">
            <chart:data-point chart:repeated="32"/>
          </chart:series>
          <chart:series chart:style-name="ch10" chart:values-cell-range-address="Foglio1.C139:Foglio1.C170" chart:label-cell-address="Foglio1.C138:Foglio1.C138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FT</text:p>
                <draw:g>
                  <svg:desc>Foglio1.B138:Foglio1.B138</svg:desc>
                </draw:g>
              </table:table-cell>
              <table:table-cell office:value-type="string">
                <text:p>PCA</text:p>
                <draw:g>
                  <svg:desc>Foglio1.C138:Foglio1.C138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Foglio1.A139:Foglio1.A170</svg:desc>
                </draw:g>
              </table:table-cell>
              <table:table-cell office:value-type="float" office:value="34">
                <text:p>34</text:p>
                <draw:g>
                  <svg:desc>Foglio1.B139:Foglio1.B170</svg:desc>
                </draw:g>
              </table:table-cell>
              <table:table-cell office:value-type="float" office:value="18">
                <text:p>18</text:p>
                <draw:g>
                  <svg:desc>Foglio1.C139:Foglio1.C170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2">
                <text:p>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56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1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6">
                <text:p>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66">
                <text:p>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66">
                <text:p>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1">
                <text:p>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1">
                <text:p>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73">
                <text:p>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74">
                <text:p>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73">
                <text:p>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73">
                <text:p>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73">
                <text:p>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76">
                <text:p>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72">
                <text:p>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75">
                <text:p>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3">
                <text:p>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77">
                <text:p>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77">
                <text:p>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76">
                <text:p>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77">
                <text:p>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77">
                <text:p>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77">
                <text:p>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79">
                <text:p>79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